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fo:background-color="#b2b2b2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6.11cm" fo:margin-left="5.495cm" table:align="left"/>
    </style:style>
    <style:style style:name="Tableau2.A" style:family="table-column">
      <style:table-column-properties style:column-width="6.11cm"/>
    </style:style>
    <style:style style:name="Tableau2.A1" style:family="table-cell">
      <style:table-cell-properties fo:background-color="#9999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background-color="#b2b2b2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131e7d"/>
    </style:style>
    <style:style style:name="P2" style:family="paragraph" style:parent-style-name="Footer">
      <style:paragraph-properties fo:text-align="center" style:justify-single-word="false"/>
      <style:text-properties fo:font-style="italic" officeooo:rsid="00148660" officeooo:paragraph-rsid="00148660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2571ba" officeooo:paragraph-rsid="00dfce20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166bd0e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15e0328" officeooo:paragraph-rsid="015e0328" style:font-size-asian="10.5pt" style:font-weight-asian="bold" style:font-name-complex="Times New Roman1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15e0328" officeooo:paragraph-rsid="016362d6" style:font-size-asian="10.5pt" style:font-weight-asian="bold" style:font-name-complex="Times New Roman1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166bd0e" officeooo:paragraph-rsid="0166bd0e" style:font-size-asian="10.5pt" style:font-weight-asian="bold" style:font-name-complex="Times New Roman1" style:font-size-complex="12pt" style:font-weight-complex="bold"/>
    </style:style>
    <style:style style:name="P8" style:family="paragraph" style:parent-style-name="Table_20_Contents">
      <style:text-properties style:font-name="Courier" fo:font-size="10pt" officeooo:rsid="016362d6" officeooo:paragraph-rsid="016362d6" style:font-size-asian="10pt" style:font-size-complex="10pt"/>
    </style:style>
    <style:style style:name="P9" style:family="paragraph" style:parent-style-name="Standard" style:list-style-name="">
      <style:paragraph-properties fo:margin-top="0.092cm" fo:margin-bottom="0.092cm" loext:contextual-spacing="false" fo:line-height="100%"/>
      <style:text-properties style:font-name="Liberation Serif" fo:font-size="12pt" style:text-underline-style="solid" style:text-underline-width="auto" style:text-underline-color="font-color" fo:font-weight="bold" officeooo:rsid="015e0328" officeooo:paragraph-rsid="015e0328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 style:list-style-name="">
      <style:paragraph-properties fo:margin-top="0.092cm" fo:margin-bottom="0.092cm" loext:contextual-spacing="false" fo:line-height="100%"/>
      <style:text-properties style:font-name="Liberation Serif" fo:font-size="12pt" style:text-underline-style="solid" style:text-underline-width="auto" style:text-underline-color="font-color" fo:font-weight="bold" officeooo:rsid="015e0328" officeooo:paragraph-rsid="015edceb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 style:list-style-name="">
      <style:paragraph-properties fo:margin-top="0.092cm" fo:margin-bottom="0.092cm" loext:contextual-spacing="false" fo:line-height="100%"/>
      <style:text-properties style:font-name="Liberation Serif" fo:font-size="12pt" style:text-underline-style="solid" style:text-underline-width="auto" style:text-underline-color="font-color" fo:font-weight="bold" officeooo:rsid="015e0328" officeooo:paragraph-rsid="0161f267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 style:list-style-name="">
      <style:paragraph-properties fo:margin-top="0.092cm" fo:margin-bottom="0.092cm" loext:contextual-spacing="false" fo:line-height="100%"/>
      <style:text-properties style:font-name="Liberation Serif" fo:font-size="12pt" style:text-underline-style="solid" style:text-underline-width="auto" style:text-underline-color="font-color" fo:font-weight="bold" officeooo:rsid="015e0328" officeooo:paragraph-rsid="0166bd0e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 style:list-style-name="">
      <style:paragraph-properties fo:margin-top="0.092cm" fo:margin-bottom="0.092cm" loext:contextual-spacing="false" fo:line-height="100%"/>
      <style:text-properties style:font-name="Liberation Serif" fo:font-size="12pt" style:text-underline-style="solid" style:text-underline-width="auto" style:text-underline-color="font-color" fo:font-weight="bold" officeooo:rsid="01625562" officeooo:paragraph-rsid="01625562" style:font-size-asian="12pt" style:font-weight-asian="bold" style:font-name-complex="Times New Roman1" style:font-size-complex="12pt" style:font-weight-complex="bold"/>
    </style:style>
    <style:style style:name="P14" style:family="paragraph" style:parent-style-name="Standard" style:list-style-name="">
      <style:paragraph-properties fo:margin-top="0.092cm" fo:margin-bottom="0.092cm" loext:contextual-spacing="false" fo:line-height="100%"/>
      <style:text-properties style:font-name="Liberation Serif" fo:font-size="12pt" style:text-underline-style="none" fo:font-weight="normal" officeooo:rsid="015e0328" officeooo:paragraph-rsid="015e0328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 style:list-style-name="">
      <style:paragraph-properties fo:margin-top="0.092cm" fo:margin-bottom="0.092cm" loext:contextual-spacing="false" fo:line-height="100%"/>
      <style:text-properties style:font-name="Liberation Serif" fo:font-size="12pt" style:text-underline-style="none" fo:font-weight="normal" officeooo:rsid="0160e8ab" officeooo:paragraph-rsid="01625562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 style:list-style-name="">
      <style:paragraph-properties fo:margin-top="0.092cm" fo:margin-bottom="0.092cm" loext:contextual-spacing="false" fo:line-height="100%"/>
      <style:text-properties style:font-name="Liberation Serif" fo:font-size="12pt" style:text-underline-style="none" fo:font-weight="normal" officeooo:rsid="0160e8ab" officeooo:paragraph-rsid="0161f267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 style:list-style-name="">
      <style:paragraph-properties fo:margin-top="0.092cm" fo:margin-bottom="0.092cm" loext:contextual-spacing="false" fo:line-height="100%"/>
      <style:text-properties style:font-name="Liberation Serif" fo:font-size="12pt" style:text-underline-style="none" fo:font-weight="normal" officeooo:rsid="0160ad50" officeooo:paragraph-rsid="01625562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 style:list-style-name="">
      <style:paragraph-properties fo:margin-top="0.092cm" fo:margin-bottom="0.092cm" loext:contextual-spacing="false" fo:line-height="100%"/>
      <style:text-properties style:font-name="Liberation Serif" fo:font-size="12pt" style:text-underline-style="none" fo:font-weight="normal" officeooo:rsid="0160d1c9" officeooo:paragraph-rsid="01625562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 style:list-style-name="">
      <style:paragraph-properties fo:margin-top="0.092cm" fo:margin-bottom="0.092cm" loext:contextual-spacing="false" fo:line-height="100%"/>
      <style:text-properties style:font-name="Liberation Serif" fo:font-size="12pt" officeooo:rsid="016362d6" officeooo:paragraph-rsid="016362d6" style:font-size-asian="12pt" style:font-size-complex="12pt"/>
    </style:style>
    <style:style style:name="P20" style:family="paragraph" style:parent-style-name="Standard" style:list-style-name="">
      <style:paragraph-properties fo:margin-top="0.092cm" fo:margin-bottom="0.092cm" loext:contextual-spacing="false" fo:line-height="100%"/>
      <style:text-properties style:font-name="Liberation Serif" fo:font-size="12pt" officeooo:paragraph-rsid="01625562" style:font-size-asian="12pt" style:font-size-complex="12pt"/>
    </style:style>
    <style:style style:name="P21" style:family="paragraph" style:parent-style-name="Standard" style:list-style-name="">
      <style:paragraph-properties fo:margin-top="0.092cm" fo:margin-bottom="0.092cm" loext:contextual-spacing="false" fo:line-height="100%"/>
      <style:text-properties style:font-name="Liberation Serif" fo:font-size="12pt" fo:font-style="italic" style:text-underline-style="none" fo:font-weight="normal" officeooo:rsid="0160e8ab" officeooo:paragraph-rsid="01625562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22" style:family="paragraph" style:parent-style-name="Standard" style:list-style-name="">
      <style:paragraph-properties fo:margin-top="0.092cm" fo:margin-bottom="0.092cm" loext:contextual-spacing="false" fo:line-height="100%"/>
      <style:text-properties style:font-name="Liberation Serif" fo:font-size="12pt" fo:font-style="normal" style:text-underline-style="none" fo:font-weight="normal" officeooo:rsid="0166bd0e" officeooo:paragraph-rsid="0166bd0e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3" style:family="paragraph" style:parent-style-name="Standard" style:list-style-name="">
      <style:paragraph-properties fo:margin-top="0.092cm" fo:margin-bottom="0.092cm" loext:contextual-spacing="false" fo:line-height="100%"/>
      <style:text-properties style:font-name="Courier" fo:font-size="10pt" style:text-underline-style="none" fo:font-weight="bold" officeooo:rsid="015e0328" officeooo:paragraph-rsid="015e0328" style:font-size-asian="10pt" style:font-weight-asian="bold" style:font-name-complex="Times New Roman1" style:font-size-complex="10pt" style:font-weight-complex="bold"/>
    </style:style>
    <style:style style:name="P24" style:family="paragraph" style:parent-style-name="Standard" style:list-style-name="">
      <style:paragraph-properties fo:margin-top="0.092cm" fo:margin-bottom="0.092cm" loext:contextual-spacing="false" fo:line-height="100%"/>
      <style:text-properties style:font-name="Courier" fo:font-size="12pt" style:text-underline-style="none" fo:font-weight="normal" officeooo:rsid="0160e8ab" officeooo:paragraph-rsid="01625562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 style:list-style-name="">
      <style:paragraph-properties fo:margin-top="0.092cm" fo:margin-bottom="0.092cm" loext:contextual-spacing="false" fo:line-height="100%"/>
      <style:text-properties officeooo:paragraph-rsid="01625562"/>
    </style:style>
    <style:style style:name="P26" style:family="paragraph" style:parent-style-name="Standard" style:list-style-name="">
      <style:paragraph-properties fo:margin-top="0.092cm" fo:margin-bottom="0.092cm" loext:contextual-spacing="false" fo:line-height="100%"/>
      <style:text-properties officeooo:rsid="0164da39" officeooo:paragraph-rsid="0164da39"/>
    </style:style>
    <style:style style:name="P27" style:family="paragraph" style:parent-style-name="Standard" style:list-style-name="">
      <style:paragraph-properties fo:margin-top="0cm" fo:margin-bottom="0cm" loext:contextual-spacing="false" fo:line-height="100%"/>
      <style:text-properties style:font-name="Courier" fo:font-size="8pt" style:text-underline-style="none" fo:font-weight="bold" officeooo:rsid="015e0328" officeooo:paragraph-rsid="015e0328" style:font-size-asian="8pt" style:font-weight-asian="bold" style:font-name-complex="Times New Roman1" style:font-size-complex="8pt" style:font-weight-complex="bold"/>
    </style:style>
    <style:style style:name="P28" style:family="paragraph" style:parent-style-name="Standard" style:list-style-name="">
      <style:paragraph-properties fo:margin-top="0cm" fo:margin-bottom="0cm" loext:contextual-spacing="false" fo:line-height="100%"/>
      <style:text-properties style:font-name="Courier" fo:font-size="8pt" style:text-underline-style="none" fo:font-weight="bold" officeooo:rsid="0166bd0e" officeooo:paragraph-rsid="0166bd0e" style:font-size-asian="8pt" style:font-weight-asian="bold" style:font-name-complex="Times New Roman1" style:font-size-complex="8pt" style:font-weight-complex="bold"/>
    </style:style>
    <style:style style:name="P29" style:family="paragraph" style:parent-style-name="Text_20_body" style:list-style-name="">
      <style:paragraph-properties fo:margin-top="0cm" fo:margin-bottom="0cm" loext:contextual-spacing="false" fo:line-height="100%"/>
      <style:text-properties officeooo:rsid="015e6577" officeooo:paragraph-rsid="015e6577"/>
    </style:style>
    <style:style style:name="P30" style:family="paragraph" style:parent-style-name="Text_20_body" style:list-style-name="">
      <style:paragraph-properties fo:margin-top="0cm" fo:margin-bottom="0cm" loext:contextual-spacing="false" fo:line-height="100%"/>
      <style:text-properties officeooo:rsid="015e6577" officeooo:paragraph-rsid="015e8871"/>
    </style:style>
    <style:style style:name="P31" style:family="paragraph" style:parent-style-name="Text_20_body" style:list-style-name="">
      <style:paragraph-properties fo:margin-top="0cm" fo:margin-bottom="0cm" loext:contextual-spacing="false" fo:line-height="100%"/>
      <style:text-properties style:font-name="Liberation Serif" officeooo:rsid="015e6577" officeooo:paragraph-rsid="015e6577"/>
    </style:style>
    <style:style style:name="P32" style:family="paragraph" style:parent-style-name="Text_20_body" style:list-style-name="">
      <style:paragraph-properties fo:margin-top="0cm" fo:margin-bottom="0cm" loext:contextual-spacing="false" fo:line-height="100%"/>
      <style:text-properties style:font-name="Liberation Serif" officeooo:rsid="015e6577" officeooo:paragraph-rsid="015e8871"/>
    </style:style>
    <style:style style:name="P33" style:family="paragraph" style:parent-style-name="Text_20_body" style:list-style-name="">
      <style:paragraph-properties fo:margin-top="0cm" fo:margin-bottom="0cm" loext:contextual-spacing="false" fo:line-height="100%"/>
      <style:text-properties style:font-name="Liberation Serif" officeooo:rsid="015edceb" officeooo:paragraph-rsid="015edceb"/>
    </style:style>
    <style:style style:name="P34" style:family="paragraph" style:parent-style-name="Text_20_body" style:list-style-name="">
      <style:paragraph-properties fo:margin-top="0cm" fo:margin-bottom="0cm" loext:contextual-spacing="false" fo:line-height="100%"/>
      <style:text-properties officeooo:rsid="015edceb" officeooo:paragraph-rsid="015edceb"/>
    </style:style>
    <style:style style:name="T1" style:family="text">
      <style:text-properties fo:font-size="10pt" style:text-underline-style="solid" style:text-underline-width="auto" style:text-underline-color="font-color" fo:font-weight="bold" officeooo:rsid="00dfbd07" style:font-size-asian="10pt" style:font-weight-asian="bold" style:font-size-complex="10pt" style:font-weight-complex="bold"/>
    </style:style>
    <style:style style:name="T2" style:family="text">
      <style:text-properties fo:font-size="10pt" style:text-underline-style="solid" style:text-underline-width="auto" style:text-underline-color="font-color" fo:font-weight="bold" officeooo:rsid="00131e7d" style:font-size-asian="10pt" style:font-weight-asian="bold" style:font-size-complex="10pt" style:font-weight-complex="bold"/>
    </style:style>
    <style:style style:name="T3" style:family="text">
      <style:text-properties fo:font-size="10pt" style:text-underline-style="solid" style:text-underline-width="auto" style:text-underline-color="font-color" fo:font-weight="bold" officeooo:rsid="01461b28" style:font-size-asian="10pt" style:font-weight-asian="bold" style:font-size-complex="10pt" style:font-weight-complex="bold"/>
    </style:style>
    <style:style style:name="T4" style:family="text">
      <style:text-properties fo:font-size="10pt" style:text-underline-style="solid" style:text-underline-width="auto" style:text-underline-color="font-color" fo:font-weight="bold" officeooo:rsid="0166cc79" style:font-size-asian="10pt" style:font-weight-asian="bold" style:font-size-complex="10pt" style:font-weight-complex="bold"/>
    </style:style>
    <style:style style:name="T5" style:family="text">
      <style:text-properties fo:font-size="10pt" style:text-underline-style="solid" style:text-underline-width="auto" style:text-underline-color="font-color" fo:font-weight="normal" officeooo:rsid="00131e7d" style:font-size-asian="10pt" style:font-weight-asian="normal" style:font-size-complex="10pt" style:font-weight-complex="normal"/>
    </style:style>
    <style:style style:name="T6" style:family="text">
      <style:text-properties fo:font-size="10pt" fo:font-style="italic" style:text-underline-style="solid" style:text-underline-width="auto" style:text-underline-color="font-color" fo:font-weight="normal" officeooo:rsid="01461b28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officeooo:rsid="00dfbd07" style:font-size-asian="10.5pt" style:font-size-complex="10.5pt"/>
    </style:style>
    <style:style style:name="T9" style:family="text">
      <style:text-properties fo:font-size="10.5pt" officeooo:rsid="0166cc79" style:font-size-asian="10.5pt" style:font-size-complex="10.5pt"/>
    </style:style>
    <style:style style:name="T10" style:family="text">
      <style:text-properties officeooo:rsid="01461b28"/>
    </style:style>
    <style:style style:name="T11" style:family="text">
      <style:text-properties officeooo:rsid="015e0328"/>
    </style:style>
    <style:style style:name="T12" style:family="text">
      <style:text-properties style:font-name="Courier"/>
    </style:style>
    <style:style style:name="T13" style:family="text">
      <style:text-properties style:font-name="Courier" officeooo:rsid="015e8871"/>
    </style:style>
    <style:style style:name="T14" style:family="text">
      <style:text-properties style:font-name="Courier" officeooo:rsid="0160d1c9"/>
    </style:style>
    <style:style style:name="T15" style:family="text">
      <style:text-properties style:font-name="Courier" officeooo:rsid="0160e8ab"/>
    </style:style>
    <style:style style:name="T16" style:family="text">
      <style:text-properties style:font-name="Courier" fo:font-size="12pt" style:font-size-asian="12pt" style:font-size-complex="12pt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officeooo:rsid="015e8871"/>
    </style:style>
    <style:style style:name="T19" style:family="text">
      <style:text-properties style:font-name="Liberation Serif" officeooo:rsid="015e6577"/>
    </style:style>
    <style:style style:name="T20" style:family="text">
      <style:text-properties style:font-name="Liberation Serif" fo:font-size="12pt" style:text-underline-style="none" fo:font-weight="normal" officeooo:rsid="01625562" style:font-size-asian="12pt" style:font-weight-asian="normal" style:font-name-complex="Times New Roman1" style:font-size-complex="12pt" style:font-weight-complex="normal"/>
    </style:style>
    <style:style style:name="T21" style:family="text">
      <style:text-properties style:font-name="Liberation Serif" fo:font-size="12pt" style:font-size-asian="12pt" style:font-size-complex="12pt"/>
    </style:style>
    <style:style style:name="T22" style:family="text">
      <style:text-properties officeooo:rsid="015edceb"/>
    </style:style>
    <style:style style:name="T23" style:family="text">
      <style:text-properties officeooo:rsid="0161f267"/>
    </style:style>
    <style:style style:name="T24" style:family="text">
      <style:text-properties officeooo:rsid="0160d1c9"/>
    </style:style>
    <style:style style:name="T25" style:family="text">
      <style:text-properties officeooo:rsid="0160e8ab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officeooo:rsid="0161cfd8"/>
    </style:style>
    <style:style style:name="T28" style:family="text">
      <style:text-properties officeooo:rsid="016362d6"/>
    </style:style>
    <style:style style:name="T29" style:family="text">
      <style:text-properties officeooo:rsid="0166bd0e"/>
    </style:style>
    <style:style style:name="T3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166bd0e" style:font-style-asian="italic" style:font-weight-asian="normal" style:font-style-complex="italic" style:font-weight-complex="normal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1">TD</text:span> : <text:span text:style-name="T10">Programmation orientée objet n°1</text:span></text:p>
      <text:h text:style-name="P9" text:outline-level="1">Exercice 1 :</text:h>
      <text:h text:style-name="P14" text:outline-level="1">En reprenant la classe temps du cours :</text:h>
      <text:h text:style-name="P14" text:outline-level="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Classe Temps (vu dans le cours)</text:p>
          </table:table-cell>
        </table:table-row>
        <table:table-row>
          <table:table-cell table:style-name="Tableau1.A2" office:value-type="string">
            <text:h text:style-name="P27" text:outline-level="1">class Temps(object):</text:h>
            <text:h text:style-name="P27" text:outline-level="1"/>
            <text:h text:style-name="P27" text:outline-level="1"><text:s text:c="4"/>def __init__(self,h,m,s):</text:h>
            <text:h text:style-name="P27" text:outline-level="1"><text:s text:c="8"/>if h&lt;0:</text:h>
            <text:h text:style-name="P27" text:outline-level="1"><text:s text:c="12"/>raise ValueError(h,"doit être positif")</text:h>
            <text:h text:style-name="P27" text:outline-level="1"><text:s text:c="8"/>if m&lt;0 or m&gt;=60:</text:h>
            <text:h text:style-name="P27" text:outline-level="1"><text:s text:c="12"/>raise ValueError(m,"doit être compris entre 0 et 60 exclus")</text:h>
            <text:h text:style-name="P27" text:outline-level="1"><text:s text:c="8"/>if s&lt;0 or s&gt;=60:</text:h>
            <text:h text:style-name="P27" text:outline-level="1"><text:s text:c="12"/>raise ValueError(s,"doit être compris entre 0 et 60 exclus")</text:h>
            <text:h text:style-name="P27" text:outline-level="1"><text:s text:c="8"/>self.heures=h</text:h>
            <text:h text:style-name="P27" text:outline-level="1"><text:s text:c="8"/>self.minutes=m</text:h>
            <text:h text:style-name="P27" text:outline-level="1"><text:s text:c="8"/>self.secondes=s</text:h>
            <text:h text:style-name="P27" text:outline-level="1"/>
            <text:h text:style-name="P27" text:outline-level="1"><text:s text:c="4"/>def afficher(self):</text:h>
            <text:h text:style-name="P27" text:outline-level="1"><text:s text:c="8"/>print(self.heures,'h',self.minutes,'m',self.secondes,'s')</text:h>
            <text:h text:style-name="P27" text:outline-level="1"/>
            <text:h text:style-name="P27" text:outline-level="1"><text:s text:c="4"/>def ajouter(self,t2):</text:h>
            <text:h text:style-name="P27" text:outline-level="1"><text:s text:c="8"/>t=Temps(0,0,0)</text:h>
            <text:h text:style-name="P27" text:outline-level="1"><text:s text:c="8"/>s=self.secondes+t2.secondes</text:h>
            <text:h text:style-name="P27" text:outline-level="1"><text:s text:c="8"/>if s&lt;60 :</text:h>
            <text:h text:style-name="P27" text:outline-level="1"><text:s text:c="12"/>t.secondes=s</text:h>
            <text:h text:style-name="P27" text:outline-level="1"><text:s text:c="8"/>else:</text:h>
            <text:h text:style-name="P27" text:outline-level="1"><text:s text:c="12"/>t.secondes=s%60</text:h>
            <text:h text:style-name="P27" text:outline-level="1"><text:s text:c="8"/>m=self.minutes+t2.minutes+s//60</text:h>
            <text:h text:style-name="P27" text:outline-level="1"><text:s text:c="8"/>if m&lt;60:</text:h>
            <text:h text:style-name="P27" text:outline-level="1"><text:s text:c="12"/>t.minutes=m</text:h>
            <text:h text:style-name="P27" text:outline-level="1"><text:s text:c="8"/>else:</text:h>
            <text:h text:style-name="P27" text:outline-level="1"><text:s text:c="12"/>t.minutes=m%60</text:h>
            <text:h text:style-name="P27" text:outline-level="1"><text:s text:c="8"/>t.heures=self.heures+t2.heures+m//60</text:h>
            <text:h text:style-name="P27" text:outline-level="1"><text:s text:c="8"/>return t</text:h>
          </table:table-cell>
        </table:table-row>
      </table:table>
      <text:h text:style-name="P23" text:outline-level="1"/>
      <text:h text:style-name="P29" text:outline-level="1">1. Créer une méthode <text:span text:style-name="T12">egal</text:span> qui teste l’égalité entre deux instances d’objets de la classe <text:span text:style-name="T12">Temps</text:span><text:span text:style-name="T17">. Cette méthode renverra un booléen égal à </text:span><text:span text:style-name="T12">True</text:span><text:span text:style-name="T17"> si les deux instances sont identiques (même valeurs d’attribut pour</text:span><text:span text:style-name="T12"> heures</text:span><text:span text:style-name="T17">, </text:span><text:span text:style-name="T12">minutes</text:span><text:span text:style-name="T17"> et </text:span><text:span text:style-name="T12">secondes</text:span><text:span text:style-name="T17">) et égal à </text:span><text:span text:style-name="T12">False</text:span><text:span text:style-name="T17"> sinon.</text:span></text:h>
      <text:h text:style-name="P31" text:outline-level="1">Tester votre méthode.</text:h>
      <text:h text:style-name="P31" text:outline-level="1"/>
      <text:h text:style-name="P30" text:outline-level="1"><text:span text:style-name="T17">2. Créer une méthode </text:span><text:span text:style-name="T13">maxi</text:span><text:span text:style-name="T17"> qui </text:span><text:span text:style-name="T18">renvoie le maximum entre</text:span><text:span text:style-name="T17"> deux instances d’objets de la classe </text:span><text:span text:style-name="T12">Temps</text:span><text:span text:style-name="T17">. </text:span><text:span text:style-name="T18">Cette méthode renvoie le temps le plus grand.</text:span></text:h>
      <text:h text:style-name="P32" text:outline-level="1"/>
      <text:h text:style-name="P34" text:outline-level="1"><text:span text:style-name="T17">3. <text:s/></text:span><text:span text:style-name="T19">Créer une méthode </text:span><text:span text:style-name="T12">soustraire</text:span><text:span text:style-name="T17"> qui renvoie le résultat de la soustraction entre deux instances d’objet de la classe </text:span><text:span text:style-name="T12">Temps</text:span><text:span text:style-name="T17"> et qui renvoie une erreur si la soustraction n’est pas possible (on ne peut avoir de résultat négatif).</text:span></text:h>
      <text:h text:style-name="P33" text:outline-level="1"/>
      <text:h text:style-name="P10" text:outline-level="1">Exercice <text:span text:style-name="T22">2</text:span> :</text:h>
      <text:h text:style-name="P13" text:outline-level="1"/>
      <text:h text:style-name="P25" text:outline-level="1"><text:span text:style-name="T20">1.</text:span><text:span text:style-name="T21">Compléter le code suivant pour créer une classe «Rectangle » .</text:span>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Classe <text:span text:style-name="T28">Rectangle</text:span></text:p>
          </table:table-cell>
        </table:table-row>
        <table:table-row>
          <table:table-cell table:style-name="Tableau2.A2" office:value-type="string">
            <text:p text:style-name="P8">class Rectangle(object):</text:p>
            <text:p text:style-name="P8"/>
            <text:p text:style-name="P8"><text:s text:c="4"/>def __init__(self,L,l):</text:p>
            <text:p text:style-name="P8"><text:s text:c="8"/>self.longueur=…..</text:p>
            <text:p text:style-name="P8"><text:s text:c="8"/>……………………………………………</text:p>
          </table:table-cell>
        </table:table-row>
      </table:table>
      <text:h text:style-name="P19" text:outline-level="1"><text:soft-page-break/>2. Modifier le constructeur afin que l’attribut longueur comporte toujours la plus grande valeur et que celui-ci lève une erreur si l’une des deux valeurs est négative.</text:h>
      <text:h text:style-name="P19" text:outline-level="1"/>
      <text:h text:style-name="P26" text:outline-level="1"><text:span text:style-name="T21">3. Créer deux méthodes : </text:span><text:span text:style-name="T16">aire</text:span><text:span text:style-name="T21"> et </text:span><text:span text:style-name="T16">perimetre</text:span><text:span text:style-name="T21"> qui calculeront l’aire et le périmètre d’une instance d’objet de la classe </text:span><text:span text:style-name="T16">Rectangle</text:span><text:span text:style-name="T21">.</text:span></text:h>
      <text:h text:style-name="P20" text:outline-level="1"/>
      <text:h text:style-name="P26" text:outline-level="1"><text:span text:style-name="T21">4. Créer une instance d’objet de la classe </text:span><text:span text:style-name="T16">Rectangle</text:span><text:span text:style-name="T21"> et tester les méthodes</text:span></text:h>
      <text:h text:style-name="P15" text:outline-level="1"/>
      <text:h text:style-name="P11" text:outline-level="1">Exercice <text:span text:style-name="T23">3</text:span> :</text:h>
      <text:h text:style-name="P17" text:outline-level="1"/>
      <text:h text:style-name="P17" text:outline-level="1">1. Définir une classe <text:span text:style-name="T12">Angle</text:span> pour représenter un angle en degrés. Cette classe contient un unique attribut <text:span text:style-name="T12">angle</text:span> qui est un entier compris entre 0 et 360. On veut que la contrainte sur la valeur de l’angle soit toujours vérifiées.</text:h>
      <text:h text:style-name="P17" text:outline-level="1"/>
      <text:h text:style-name="P17" text:outline-level="1">2. Définir une méthode <text:span text:style-name="T12">__str__</text:span> qui renvoie une chaîne de caractère de la forme « <text:span text:style-name="T12">60 degrés</text:span> » décrivant une instance d’objet de la classe <text:span text:style-name="T12">Angle</text:span>.</text:h>
      <text:h text:style-name="P17" text:outline-level="1">La méthodes <text:span text:style-name="T12">__str__</text:span> est un méthode spéciale (comme <text:span text:style-name="T12">__init__</text:span>₎ <text:span text:style-name="T24">qui renvoie une chaîne de caractère représentant une instance d’objet. On dit que cette méthode surcharge la méthode </text:span><text:span text:style-name="T14">str</text:span><text:span text:style-name="T24"> classique pour notre classe.</text:span></text:h>
      <text:h text:style-name="P15" text:outline-level="1"><text:span text:style-name="T24">P</text:span>our l’appeler, il suffit de faire <text:span text:style-name="T12">str(objet).</text:span></text:h>
      <text:h text:style-name="P24" text:outline-level="1"/>
      <text:h text:style-name="P18" text:outline-level="1">3. <text:span text:style-name="T25">Définir une méthode </text:span><text:span text:style-name="T15">ajouter</text:span><text:span text:style-name="T25"> qui permet d’ajouter deux objet de la classe </text:span><text:span text:style-name="T15">Angle</text:span><text:span text:style-name="T25">. (Faire attention que la valeur de l’attribut angle reste bien comprise entre les bonnes valeurs).</text:span></text:h>
      <text:h text:style-name="P15" text:outline-level="1"/>
      <text:h text:style-name="P15" text:outline-level="1">4. Définir deux méthodes <text:span text:style-name="T12">cos</text:span> et <text:span text:style-name="T12">sin</text:span> pour calculer le cosinus et le sinus d’une instance d’objet de la classe <text:span text:style-name="T12">Angle</text:span>.</text:h>
      <text:h text:style-name="P21" text:outline-level="1"><text:span text:style-name="T26">Aide :</text:span> on utilisera les fonctions cos et sin de a bibliothèque math. Attention, il faut d’abord convertir les angle</text:h>
      <text:h text:style-name="P21" text:outline-level="1"><text:s/>en radians en a<text:span text:style-name="T27">ppliquant la formule</text:span> : <draw:frame draw:style-name="fr1" draw:name="Objet1" text:anchor-type="as-char" svg:y="-0.439cm" svg:width="2.512cm" svg:height="0.878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h>
      <text:h text:style-name="P15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2" text:outline-level="1"><text:soft-page-break/>Exercice <text:span text:style-name="T29">4</text:span> :<text:span text:style-name="T30"> </text:span><text:span text:style-name="T31">(Bonus : balles rebondissantes)</text:span></text:h>
      <text:h text:style-name="P22" text:outline-level="1">1.Compléter le code ci-dessous pour afficher une balle rebondissante avec un mouvement aller-retour vertical</text:h>
      <text:h text:style-name="P22" text:outline-level="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7">Utilisation de Tkinter</text:p>
          </table:table-cell>
        </table:table-row>
        <table:table-row>
          <table:table-cell table:style-name="Tableau3.A2" office:value-type="string">
            <text:h text:style-name="P28" text:outline-level="1">from tkinter import*</text:h>
            <text:h text:style-name="P28" text:outline-level="1">class Balle(object):</text:h>
            <text:h text:style-name="P28" text:outline-level="1"><text:s text:c="4"/>def __init__(self,canvas,color,Pos_X,Pos_Y):</text:h>
            <text:h text:style-name="P28" text:outline-level="1"><text:s text:c="8"/>self.canvas=canvas</text:h>
            <text:h text:style-name="P28" text:outline-level="1"><text:s text:c="8"/>self.pos=[Pos_X,Pos_Y,Pos_X+20,Pos_Y+20]</text:h>
            <text:h text:style-name="P28" text:outline-level="1"><text:s text:c="8"/>self.objid=canvas.create_oval(self.pos,fill=color)</text:h>
            <text:h text:style-name="P28" text:outline-level="1"><text:s text:c="8"/>self.dx=0</text:h>
            <text:h text:style-name="P28" text:outline-level="1"><text:s text:c="8"/>self.dy=5</text:h>
            <text:h text:style-name="P28" text:outline-level="1"><text:s text:c="8"/>self.bouge()</text:h>
            <text:h text:style-name="P28" text:outline-level="1"/>
            <text:h text:style-name="P28" text:outline-level="1"><text:s text:c="4"/>def bouge(self):</text:h>
            <text:h text:style-name="P28" text:outline-level="1"><text:s text:c="8"/>self.pos=self.canvas.coords(self.objid)</text:h>
            <text:h text:style-name="P28" text:outline-level="1"><text:s text:c="8"/>if self.pos[3]&gt;=……….:</text:h>
            <text:h text:style-name="P28" text:outline-level="1"><text:s text:c="12"/>Self………….=-5</text:h>
            <text:h text:style-name="P28" text:outline-level="1"><text:s text:c="8"/>………………………………………………………………</text:h>
            <text:h text:style-name="P28" text:outline-level="1"><text:s text:c="8"/>………………………………………………………………</text:h>
            <text:h text:style-name="P28" text:outline-level="1"><text:s text:c="8"/>self.canvas.move(self.objid,self.dx,self.dy)</text:h>
            <text:h text:style-name="P28" text:outline-level="1"><text:s text:c="8"/>self.canvas.after(20,self.bouge)</text:h>
            <text:h text:style-name="P28" text:outline-level="1"/>
            <text:h text:style-name="P28" text:outline-level="1">tk=Tk()</text:h>
            <text:h text:style-name="P28" text:outline-level="1">tk.title("Jeu")</text:h>
            <text:h text:style-name="P28" text:outline-level="1">canvas=Canvas(tk,width=500,height=400,bd=0,highlightthickness=0)</text:h>
            <text:h text:style-name="P28" text:outline-level="1">canvas.pack()</text:h>
            <text:h text:style-name="P28" text:outline-level="1"/>
            <text:h text:style-name="P28" text:outline-level="1">Bouton_Quitter=Button(tk,text='Quitter',command=tk.destroy)</text:h>
            <text:h text:style-name="P28" text:outline-level="1">Bouton_Quitter.pack()</text:h>
            <text:h text:style-name="P28" text:outline-level="1">balle1=Balle(canvas,'red',0,10)</text:h>
            <text:h text:style-name="P28" text:outline-level="1"/>
            <text:h text:style-name="P28" text:outline-level="1">tk.mainloop()</text:h>
          </table:table-cell>
        </table:table-row>
      </table:table>
      <text:p text:style-name="P4"/>
      <text:p text:style-name="P4"><text:span text:style-name="T29">2.</text:span><text:span text:style-name="T21">Changer le code pour que la balle rebondisse sur tous les côtés et reste dans la fenêt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31e7d"/>
    </style:style>
    <style:style style:name="MP2" style:family="paragraph" style:parent-style-name="Footer">
      <style:paragraph-properties fo:text-align="center" style:justify-single-word="false"/>
      <style:text-properties fo:font-style="italic" officeooo:rsid="00148660" officeooo:paragraph-rsid="00148660" style:font-style-asian="italic" style:font-style-complex="italic"/>
    </style:style>
    <style:style style:name="MT1" style:family="text">
      <style:text-properties fo:font-size="10pt" style:text-underline-style="solid" style:text-underline-width="auto" style:text-underline-color="font-color" fo:font-weight="bold" officeooo:rsid="00dfbd07" style:font-size-asian="10pt" style:font-weight-asian="bold" style:font-size-complex="10pt" style:font-weight-complex="bold"/>
    </style:style>
    <style:style style:name="MT2" style:family="text">
      <style:text-properties fo:font-size="10pt" style:text-underline-style="solid" style:text-underline-width="auto" style:text-underline-color="font-color" fo:font-weight="bold" officeooo:rsid="00131e7d" style:font-size-asian="10pt" style:font-weight-asian="bold" style:font-size-complex="10pt" style:font-weight-complex="bold"/>
    </style:style>
    <style:style style:name="MT3" style:family="text">
      <style:text-properties fo:font-size="10pt" style:text-underline-style="solid" style:text-underline-width="auto" style:text-underline-color="font-color" fo:font-weight="bold" officeooo:rsid="0166cc79" style:font-size-asian="10pt" style:font-weight-asian="bold" style:font-size-complex="10pt" style:font-weight-complex="bold"/>
    </style:style>
    <style:style style:name="MT4" style:family="text">
      <style:text-properties fo:font-size="10pt" style:text-underline-style="solid" style:text-underline-width="auto" style:text-underline-color="font-color" fo:font-weight="normal" officeooo:rsid="00131e7d" style:font-size-asian="10pt" style:font-weight-asian="normal" style:font-size-complex="10pt" style:font-weight-complex="normal"/>
    </style:style>
    <style:style style:name="MT5" style:family="text">
      <style:text-properties fo:font-size="10pt" fo:font-style="italic" style:text-underline-style="solid" style:text-underline-width="auto" style:text-underline-color="font-color" fo:font-weight="normal" officeooo:rsid="01461b28" style:font-size-asian="10pt" style:font-style-asian="italic" style:font-weight-asian="normal" style:font-size-complex="10pt" style:font-style-complex="italic" style:font-weight-complex="normal"/>
    </style:style>
    <style:style style:name="MT6" style:family="text">
      <style:text-properties fo:font-size="10.5pt" style:font-size-asian="10.5pt" style:font-size-complex="10.5pt"/>
    </style:style>
    <style:style style:name="MT7" style:family="text">
      <style:text-properties fo:font-size="10.5pt" officeooo:rsid="00dfbd07" style:font-size-asian="10.5pt" style:font-size-complex="10.5pt"/>
    </style:style>
    <style:style style:name="MT8" style:family="text">
      <style:text-properties fo:font-size="10.5pt" officeooo:rsid="0166cc79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6pt solid #000000" fo:padding="0.049cm" style:shadow="none" fo:background-color="#eeeeee" style:dynamic-spacing="false" draw:fill="solid" draw:fill-color="#eeeeee" draw:opacity="100%" draw:fill-image-width="0cm" draw:fill-image-height="0cm"/>
      </style:header-style>
      <style:footer-style>
        <style:header-footer-properties fo:min-height="0.998cm" fo:margin-left="0cm" fo:margin-right="0cm" fo:margin-top="0.499cm" fo:border="0.06pt solid #000000" fo:padding="0.049cm" style:shadow="none" fo:background-color="#eeeeee" style:dynamic-spacing="false" draw:fill="solid" draw:fill-color="#eeeeee" draw:opacity="100%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ERMINALE </text:span><text:span text:style-name="MT2">NSI : Bloc </text:span><text:span text:style-name="MT3">5</text:span><text:span text:style-name="MT2"> :</text:span><text:span text:style-name="MT4"> </text:span><text:span text:style-name="MT5">Programmation orientée objet</text:span></text:p>
      </style:header>
      <style:footer>
        <text:p text:style-name="MP2"><text:s text:c="138"/><text:span text:style-name="MT6">Année 20</text:span><text:span text:style-name="MT7">2</text:span><text:span text:style-name="MT8">1</text:span><text:span text:style-name="MT6">-202</text:span><text:span text:style-name="MT8">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2:50:09.605744821</meta:creation-date>
    <dc:date>2021-10-03T22:02:04.038000000</dc:date>
    <meta:editing-duration>P1DT2H33M36S</meta:editing-duration>
    <meta:editing-cycles>230</meta:editing-cycles>
    <meta:generator>LibreOffice/5.3.7.2$Windows_X86_64 LibreOffice_project/6b8ed514a9f8b44d37a1b96673cbbdd077e24059</meta:generator>
    <meta:print-date>2020-03-04T11:29:58.041916705</meta:print-date>
    <meta:document-statistic meta:table-count="3" meta:image-count="0" meta:object-count="1" meta:page-count="3" meta:paragraph-count="85" meta:word-count="544" meta:character-count="4470" meta:non-whitespace-character-count="3510"/>
  </office:meta>
</office:document-meta>
</file>

<file path=Object 1/content.xml><?xml version="1.0" encoding="utf-8"?>
<math xmlns="http://www.w3.org/1998/Math/MathML" display="block">
  <semantics>
    <mrow>
      <mi mathvariant="italic">angle</mi>
      <mo stretchy="false">×</mo>
      <mrow>
        <mo fence="true" stretchy="true">(</mo>
        <mrow>
          <mfrac>
            <mi mathvariant="normal">π</mi>
            <mn>180</mn>
          </mfrac>
        </mrow>
        <mo fence="true" stretchy="true">)</mo>
      </mrow>
    </mrow>
    <annotation encoding="StarMath 5.0">angle times  left( {%pi} over {180} right) </annotation>
  </semantics>
</math>
</file>